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8.911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3.549cm"/>
    </style:style>
    <style:style style:name="co5" style:family="table-column">
      <style:table-column-properties fo:break-before="auto" style:column-width="7.1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399cm"/>
    </style:style>
    <style:style style:name="co8" style:family="table-column">
      <style:table-column-properties fo:break-before="auto" style:column-width="9.4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me-media-conver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umBoard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Total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 C2, C3, C4, C8, C9, C10, C18, C20, C22, C23, C26, C27, C29, C32, C34, C38, C39, C40, C41, C51, C52, C53, C54, C5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 table:formula="of:=[.$C$2]*[.C5]" office:value-type="float" office:value="125" calcext:value-type="float">
            <text:p>125</text:p>
          </table:table-cell>
          <table:table-cell office:value-type="string" calcext:value-type="string">
            <text:p>1276-1043-1-ND</text:p>
          </table:table-cell>
          <table:table-cell office:value-type="string" calcext:value-type="string">
            <text:p>https://www.digikey.de/de/products/detail/samsung-electro-mechanics/CL05A104KA5NNNC/38867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5, C17, C19, C24, C28, C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402_1005Metric</text:p>
          </table:table-cell>
          <table:table-cell table:formula="of:=[.$C$2]*[.C6]" office:value-type="float" office:value="30" calcext:value-type="float">
            <text:p>30</text:p>
          </table:table-cell>
          <table:table-cell office:value-type="string" calcext:value-type="string">
            <text:p>490-GRM155R61A106ME11DCT-ND</text:p>
          </table:table-cell>
          <table:table-cell office:value-type="string" calcext:value-type="string">
            <text:p>https://www.digikey.de/de/products/detail/murata-electronics/GRM155R61A106ME11D/120910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6, C7, C14, C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p</text:p>
          </table:table-cell>
          <table:table-cell office:value-type="string" calcext:value-type="string">
            <text:p>Capacitor_SMD:C_0402_1005Metric</text:p>
          </table:table-cell>
          <table:table-cell table:formula="of:=[.$C$2]*[.C7]" office:value-type="float" office:value="20" calcext:value-type="float">
            <text:p>20</text:p>
          </table:table-cell>
          <table:table-cell office:value-type="string" calcext:value-type="string">
            <text:p>490-GCM1555C1H270FA16JCT-ND</text:p>
          </table:table-cell>
          <table:table-cell office:value-type="string" calcext:value-type="string">
            <text:p>https://www.digikey.de/de/products/detail/murata-electronics/GCM1555C1H270FA16J/116185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1, C37, C42, C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apacitor_SMD:C_0402_1005Metric</text:p>
          </table:table-cell>
          <table:table-cell table:formula="of:=[.$C$2]*[.C8]" office:value-type="float" office:value="20" calcext:value-type="float">
            <text:p>20</text:p>
          </table:table-cell>
          <table:table-cell office:value-type="string" calcext:value-type="string">
            <text:p>1276-1482-1-ND</text:p>
          </table:table-cell>
          <table:table-cell office:value-type="string" calcext:value-type="string">
            <text:p>https://www.digikey.de/de/products/detail/samsung-electro-mechanics/CL05A475MP5NRNC/38871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2, 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 1%</text:p>
          </table:table-cell>
          <table:table-cell office:value-type="string" calcext:value-type="string">
            <text:p>Capacitor_SMD:C_0402_1005Metric</text:p>
          </table:table-cell>
          <table:table-cell table:formula="of:=[.$C$2]*[.C9]" office:value-type="float" office:value="10" calcext:value-type="float">
            <text:p>10</text:p>
          </table:table-cell>
          <table:table-cell office:value-type="string" calcext:value-type="string">
            <text:p>13-CC0402JRX7R8BB104CT-ND</text:p>
          </table:table-cell>
          <table:table-cell office:value-type="string" calcext:value-type="string">
            <text:p>https://www.digikey.de/de/products/detail/yageo/CC0402JRX7R8BB104/114914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apacitor_SMD:C_1206_3216Metric</text:p>
          </table:table-cell>
          <table:table-cell table:formula="of:=[.$C$2]*[.C10]" office:value-type="float" office:value="5" calcext:value-type="float">
            <text:p>5</text:p>
          </table:table-cell>
          <table:table-cell office:value-type="string" calcext:value-type="string">
            <text:p>732-12074-1-ND</text:p>
          </table:table-cell>
          <table:table-cell office:value-type="string" calcext:value-type="string">
            <text:p>https://www.digikey.de/de/products/detail/w%C3%BCrth-elektronik/885342208020/93458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1, C25, C30, C35, C43, C44, C45, C62, C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_0603_1608Metric</text:p>
          </table:table-cell>
          <table:table-cell table:formula="of:=[.$C$2]*[.C11]" office:value-type="float" office:value="45" calcext:value-type="float">
            <text:p>45</text:p>
          </table:table-cell>
          <table:table-cell office:value-type="string" calcext:value-type="string">
            <text:p>1276-1274-1-ND</text:p>
          </table:table-cell>
          <table:table-cell office:value-type="string" calcext:value-type="string">
            <text:p>https://www.digikey.de/de/products/detail/samsung-electro-mechanics/CL10A226MP8NUNE/38869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31, C46, C47, C48, C49, C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402_1005Metric</text:p>
          </table:table-cell>
          <table:table-cell table:formula="of:=[.$C$2]*[.C12]" office:value-type="float" office:value="30" calcext:value-type="float">
            <text:p>30</text:p>
          </table:table-cell>
          <table:table-cell office:value-type="string" calcext:value-type="string">
            <text:p>478-1114-1-ND</text:p>
          </table:table-cell>
          <table:table-cell office:value-type="string" calcext:value-type="string">
            <text:p>https://www.digikey.de/de/products/detail/kyocera-avx/0402YC103KAT2A/5632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57, C58, C60, C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apacitor_SMD:C_0402_1005Metric</text:p>
          </table:table-cell>
          <table:table-cell table:formula="of:=[.$C$2]*[.C13]" office:value-type="float" office:value="20" calcext:value-type="float">
            <text:p>20</text:p>
          </table:table-cell>
          <table:table-cell office:value-type="string" calcext:value-type="string">
            <text:p>478-CM05X5R225M16AHCT-ND</text:p>
          </table:table-cell>
          <table:table-cell office:value-type="string" calcext:value-type="string">
            <text:p>https://www.digikey.de/de/products/detail/kyocera-avx/CM05X5R225M16AH/108150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1, 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_SMD:D_SOD-123</text:p>
          </table:table-cell>
          <table:table-cell table:formula="of:=[.$C$2]*[.C14]" office:value-type="float" office:value="10" calcext:value-type="float">
            <text:p>10</text:p>
          </table:table-cell>
          <table:table-cell office:value-type="string" calcext:value-type="string">
            <text:p>1N4148WXTPMSCT-ND</text:p>
          </table:table-cell>
          <table:table-cell office:value-type="string" calcext:value-type="string">
            <text:p>https://www.digikey.de/de/products/detail/micro-commercial-co/1N4148WX-TP/7171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3, D4, D5, 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table:formula="of:=[.$C$2]*[.C15]" office:value-type="float" office:value="10" calcext:value-type="float">
            <text:p>10</text:p>
          </table:table-cell>
          <table:table-cell office:value-type="string" calcext:value-type="string">
            <text:p>3147-B1911USD-20D000114U1930CT-ND</text:p>
          </table:table-cell>
          <table:table-cell office:value-type="string" calcext:value-type="string">
            <text:p>https://www.digikey.de/de/products/detail/harvatek-corporation/B1911USD-20D000114U1930/155199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3, D4, D5, 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table:formula="of:=[.$C$2]*[.C16]" office:value-type="float" office:value="10" calcext:value-type="float">
            <text:p>10</text:p>
          </table:table-cell>
          <table:table-cell office:value-type="string" calcext:value-type="string">
            <text:p>3147-B1911PG--20D000514U1930CT-ND</text:p>
          </table:table-cell>
          <table:table-cell office:value-type="string" calcext:value-type="string">
            <text:p>https://www.digikey.de/de/products/detail/harvatek-corporation/B1911PG-20D000514U1930/155199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3, D4, D5, 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table:formula="of:=[.$C$2]*[.C17]" office:value-type="float" office:value="10" calcext:value-type="float">
            <text:p>10</text:p>
          </table:table-cell>
          <table:table-cell office:value-type="string" calcext:value-type="string">
            <text:p>3147-B1911UYG-20D000114U1930CT-ND</text:p>
          </table:table-cell>
          <table:table-cell office:value-type="string" calcext:value-type="string">
            <text:p>https://www.digikey.de/de/products/detail/harvatek-corporation/B1911UYG-20D000114U1930/155199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3, D4, D5, 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table:formula="of:=[.$C$2]*[.C18]" office:value-type="float" office:value="10" calcext:value-type="float">
            <text:p>10</text:p>
          </table:table-cell>
          <table:table-cell office:value-type="string" calcext:value-type="string">
            <text:p>3147-B1931NB--20C007614U1930CT-ND</text:p>
          </table:table-cell>
          <table:table-cell office:value-type="string" calcext:value-type="string">
            <text:p>https://www.digikey.de/de/products/detail/harvatek-corporation/B1931NB-20C007614U1930/158612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:Fuse_0603_1608Metric</text:p>
          </table:table-cell>
          <table:table-cell table:formula="of:=[.$C$2]*[.C19]" office:value-type="float" office:value="5" calcext:value-type="float">
            <text:p>5</text:p>
          </table:table-cell>
          <table:table-cell office:value-type="string" calcext:value-type="string">
            <text:p>2315-FMC16252WHTPCT-ND</text:p>
          </table:table-cell>
          <table:table-cell office:value-type="string" calcext:value-type="string">
            <text:p>https://www.digikey.de/de/products/detail/kamaya-inc/FMC16252WHTP/151811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B1, FB2, FB3, FB4, FB5, FB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Inductor_SMD:L_0603_1608Metric</text:p>
          </table:table-cell>
          <table:table-cell table:formula="of:=[.$C$2]*[.C20]" office:value-type="float" office:value="15" calcext:value-type="float">
            <text:p>15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de/de/products/detail/murata-electronics/BLM18PG121SN1D/5842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B1, FB2, FB3, FB4, FB5, FB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M18KG601SH1D</text:p>
          </table:table-cell>
          <table:table-cell office:value-type="string" calcext:value-type="string">
            <text:p>Inductor_SMD:L_0603_1608Metric</text:p>
          </table:table-cell>
          <table:table-cell table:formula="of:=[.$C$2]*[.C21]" office:value-type="float" office:value="10" calcext:value-type="float">
            <text:p>10</text:p>
          </table:table-cell>
          <table:table-cell office:value-type="string" calcext:value-type="string">
            <text:p>490-13259-1-ND</text:p>
          </table:table-cell>
          <table:table-cell office:value-type="string" calcext:value-type="string">
            <text:p>https://www.digikey.de/de/products/detail/murata-electronics/BLM18KG601SH1D/5881248?s=N4IgTCBcDaIEIBkCyBGAHAaQOIDYAMKAygBIogC6Avk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B1, FB2, FB3, FB4, FB5, FB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M18HE102SN1D</text:p>
          </table:table-cell>
          <table:table-cell office:value-type="string" calcext:value-type="string">
            <text:p>Inductor_SMD:L_0603_1608Metric</text:p>
          </table:table-cell>
          <table:table-cell table:formula="of:=[.$C$2]*[.C22]" office:value-type="float" office:value="5" calcext:value-type="float">
            <text:p>5</text:p>
          </table:table-cell>
          <table:table-cell office:value-type="string" calcext:value-type="string">
            <text:p>490-5215-1-ND</text:p>
          </table:table-cell>
          <table:table-cell office:value-type="string" calcext:value-type="string">
            <text:p>https://www.digikey.de/de/products/detail/murata-electronics/BLM18HE102SN1D/1948320?s=N4IgTCBcDaIEIBkCyBGAHACQKIoAxgGUA5FEAXQF8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26-1X1T-32-F</text:p>
          </table:table-cell>
          <table:table-cell office:value-type="string" calcext:value-type="string">
            <text:p>project_lib:0826-1X1T-32-F</text:p>
          </table:table-cell>
          <table:table-cell table:formula="of:=[.$C$2]*[.C23]" office:value-type="float" office:value="5" calcext:value-type="float">
            <text:p>5</text:p>
          </table:table-cell>
          <table:table-cell office:value-type="string" calcext:value-type="string">
            <text:p>507-1606-ND</text:p>
          </table:table-cell>
          <table:table-cell office:value-type="string" calcext:value-type="string">
            <text:p>https://www.digikey.de/de/products/detail/bel-fuse-inc/0826-1X1T-32-F/2257873?s=N4IgTCBcDaIAwA4wDYC0BGAGugKqgzGKgGIgC6Avk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45_LED_Shielded</text:p>
          </table:table-cell>
          <table:table-cell office:value-type="string" calcext:value-type="string">
            <text:p>Connector_RJ:RJ45_Amphenol_RJHSE538X</text:p>
          </table:table-cell>
          <table:table-cell table:formula="of:=[.$C$2]*[.C24]" office:value-type="float" office:value="5" calcext:value-type="float">
            <text:p>5</text:p>
          </table:table-cell>
          <table:table-cell office:value-type="string" calcext:value-type="string">
            <text:p>RJHSE-5381-ND</text:p>
          </table:table-cell>
          <table:table-cell office:value-type="string" calcext:value-type="string">
            <text:p>https://www.digikey.de/de/products/detail/amphenol-cs-commercial-products/RJHSE-5381/12426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Connector_USB:USB_Micro-B_Wuerth_629105150521</text:p>
          </table:table-cell>
          <table:table-cell table:formula="of:=[.$C$2]*[.C25]" office:value-type="float" office:value="5" calcext:value-type="float">
            <text:p>5</text:p>
          </table:table-cell>
          <table:table-cell office:value-type="string" calcext:value-type="string">
            <text:p>732-5960-1-ND</text:p>
          </table:table-cell>
          <table:table-cell office:value-type="string" calcext:value-type="string">
            <text:p>https://www.digikey.de/de/products/detail/w%C3%BCrth-elektronik/629105150521/5047751?s=N4IgTCBcDaIGxgJwEYAMBWZ6NmSAugL5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C</text:p>
          </table:table-cell>
          <table:table-cell office:value-type="string" calcext:value-type="string">
            <text:p>project_lib:DLW32MH101XK2L</text:p>
          </table:table-cell>
          <table:table-cell table:formula="of:=[.$C$2]*[.C26]" office:value-type="float" office:value="5" calcext:value-type="float">
            <text:p>5</text:p>
          </table:table-cell>
          <table:table-cell office:value-type="string" calcext:value-type="string">
            <text:p>490-18059-1-ND</text:p>
          </table:table-cell>
          <table:table-cell office:value-type="string" calcext:value-type="string">
            <text:p>https://www.digikey.de/de/products/detail/murata-electronics/DLW32MH101XK2L/9559534?s=N4IgTCBcDaICIBkDqBmMBZAEgRgAzYA0BpMBEAXQF8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2, L3, L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nductor_SMD:L_1008_2520Metric</text:p>
          </table:table-cell>
          <table:table-cell table:formula="of:=[.$C$2]*[.C27]" office:value-type="float" office:value="15" calcext:value-type="float">
            <text:p>15</text:p>
          </table:table-cell>
          <table:table-cell office:value-type="string" calcext:value-type="string">
            <text:p>490-13053-1-ND</text:p>
          </table:table-cell>
          <table:table-cell office:value-type="string" calcext:value-type="string">
            <text:p>https://www.digikey.de/de/products/detail/murata-electronics/DFE252012F-1R0M-P2/5812589?s=N4IgTCBcDaIAQBEBiBRMBWMAGAjGJAtDgEpYCyIAugL5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pan text:style-name="T1">R1, R2, R9, R10,</text:span> R42, R43, R44, R45</text:p>
          </table:table-cell>
          <table:table-cell office:value-type="float" office:value="8" calcext:value-type="float">
            <text:p>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0402_1005Metric</text:p>
          </table:table-cell>
          <table:table-cell table:formula="of:=[.$C$2]*[.C28]" office:value-type="float" office:value="40" calcext:value-type="float">
            <text:p>40</text:p>
          </table:table-cell>
          <table:table-cell office:value-type="string" calcext:value-type="string">
            <text:p>2019-RK73H1ETTP4700FCT-ND</text:p>
          </table:table-cell>
          <table:table-cell office:value-type="string" calcext:value-type="string">
            <text:p>https://www.digikey.de/de/products/detail/koa-speer-electronics-inc/RK73H1ETTP4700F/98441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3, R4, R5, R8, R12, R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table:formula="of:=[.$C$2]*[.C29]" office:value-type="float" office:value="30" calcext:value-type="float">
            <text:p>30</text:p>
          </table:table-cell>
          <table:table-cell office:value-type="string" calcext:value-type="string">
            <text:p>2019-RK73B1ETTP103JCT-ND</text:p>
          </table:table-cell>
          <table:table-cell office:value-type="string" calcext:value-type="string">
            <text:p>https://www.digikey.de/de/products/detail/koa-speer-electronics-inc/RK73B1ETTP103J/98439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402_1005Metric</text:p>
          </table:table-cell>
          <table:table-cell table:formula="of:=[.$C$2]*[.C30]" office:value-type="float" office:value="5" calcext:value-type="float">
            <text:p>5</text:p>
          </table:table-cell>
          <table:table-cell office:value-type="string" calcext:value-type="string">
            <text:p>P4.70KLCT-ND</text:p>
          </table:table-cell>
          <table:table-cell office:value-type="string" calcext:value-type="string">
            <text:p>https://www.digikey.de/de/products/detail/panasonic-electronic-components/ERJ-2RKF4701X/17462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k04</text:p>
          </table:table-cell>
          <table:table-cell office:value-type="string" calcext:value-type="string">
            <text:p>Resistor_SMD:R_0402_1005Metric</text:p>
          </table:table-cell>
          <table:table-cell table:formula="of:=[.$C$2]*[.C31]" office:value-type="float" office:value="5" calcext:value-type="float">
            <text:p>5</text:p>
          </table:table-cell>
          <table:table-cell office:value-type="string" calcext:value-type="string">
            <text:p>2019-RK73H1ETTP6041FCT-ND</text:p>
          </table:table-cell>
          <table:table-cell office:value-type="string" calcext:value-type="string">
            <text:p>https://www.digikey.de/de/products/detail/koa-speer-electronics-inc/RK73H1ETTP6041F/98441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11, R14, R15, R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 table:formula="of:=[.$C$2]*[.C32]" office:value-type="float" office:value="20" calcext:value-type="float">
            <text:p>20</text:p>
          </table:table-cell>
          <table:table-cell office:value-type="string" calcext:value-type="string">
            <text:p>2019-RK73H1ETTP1001FCT-ND</text:p>
          </table:table-cell>
          <table:table-cell office:value-type="string" calcext:value-type="string">
            <text:p>https://www.digikey.de/de/products/detail/koa-speer-electronics-inc/RK73H1ETTP1001F/98441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17, R33, R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402_1005Metric</text:p>
          </table:table-cell>
          <table:table-cell table:formula="of:=[.$C$2]*[.C33]" office:value-type="float" office:value="15" calcext:value-type="float">
            <text:p>15</text:p>
          </table:table-cell>
          <table:table-cell office:value-type="string" calcext:value-type="string">
            <text:p>P2.20KLCT-ND</text:p>
          </table:table-cell>
          <table:table-cell office:value-type="string" calcext:value-type="string">
            <text:p>https://www.digikey.de/de/products/detail/panasonic-electronic-components/ERJ-2RKF2201X/17461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18, R19, R20, R21, R22, R23, R24, R25, R26, R27, R28, R2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_SMD:R_0402_1005Metric</text:p>
          </table:table-cell>
          <table:table-cell table:formula="of:=[.$C$2]*[.C34]" office:value-type="float" office:value="60" calcext:value-type="float">
            <text:p>60</text:p>
          </table:table-cell>
          <table:table-cell office:value-type="string" calcext:value-type="string">
            <text:p>P22.0LCT-ND</text:p>
          </table:table-cell>
          <table:table-cell office:value-type="string" calcext:value-type="string">
            <text:p>https://www.digikey.de/de/products/detail/panasonic-electronic-components/ERJ-2RKF22R0X/17461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30, R31, R32, R39, R40, R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k49</text:p>
          </table:table-cell>
          <table:table-cell office:value-type="string" calcext:value-type="string">
            <text:p>Resistor_SMD:R_0402_1005Metric</text:p>
          </table:table-cell>
          <table:table-cell table:formula="of:=[.$C$2]*[.C35]" office:value-type="float" office:value="30" calcext:value-type="float">
            <text:p>30</text:p>
          </table:table-cell>
          <table:table-cell office:value-type="string" calcext:value-type="string">
            <text:p>2019-RK73H1ETTP2491FCT-ND</text:p>
          </table:table-cell>
          <table:table-cell office:value-type="string" calcext:value-type="string">
            <text:p>https://www.digikey.de/de/products/detail/koa-speer-electronics-inc/RK73H1ETTP2491F/98440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Resistor_SMD:R_0402_1005Metric</text:p>
          </table:table-cell>
          <table:table-cell table:formula="of:=[.$C$2]*[.C36]" office:value-type="float" office:value="5" calcext:value-type="float">
            <text:p>5</text:p>
          </table:table-cell>
          <table:table-cell office:value-type="string" calcext:value-type="string">
            <text:p>2019-RK73H1ETTP1302FCT-ND</text:p>
          </table:table-cell>
          <table:table-cell office:value-type="string" calcext:value-type="string">
            <text:p>https://www.digikey.de/de/products/detail/koa-speer-electronics-inc/RK73H1ETTP1302F/98441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36, R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 1%</text:p>
          </table:table-cell>
          <table:table-cell office:value-type="string" calcext:value-type="string">
            <text:p>Resistor_SMD:R_1206_3216Metric</text:p>
          </table:table-cell>
          <table:table-cell table:formula="of:=[.$C$2]*[.C37]" office:value-type="float" office:value="10" calcext:value-type="float">
            <text:p>10</text:p>
          </table:table-cell>
          <table:table-cell office:value-type="string" calcext:value-type="string">
            <text:p>311-1.00KFRCT-ND</text:p>
          </table:table-cell>
          <table:table-cell office:value-type="string" calcext:value-type="string">
            <text:p>https://www.digikey.de/de/products/detail/yageo/RC1206FR-071KL/7283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table:formula="of:=[.$C$2]*[.C38]" office:value-type="float" office:value="5" calcext:value-type="float">
            <text:p>5</text:p>
          </table:table-cell>
          <table:table-cell office:value-type="string" calcext:value-type="string">
            <text:p>RMCF0805FT100KCT-ND</text:p>
          </table:table-cell>
          <table:table-cell office:value-type="string" calcext:value-type="string">
            <text:p>https://www.digikey.de/de/products/detail/stackpole-electronics-inc/RMCF0805FT100K/17607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esistor_SMD:R_0402_1005Metric</text:p>
          </table:table-cell>
          <table:table-cell table:formula="of:=[.$C$2]*[.C39]" office:value-type="float" office:value="5" calcext:value-type="float">
            <text:p>5</text:p>
          </table:table-cell>
          <table:table-cell office:value-type="string" calcext:value-type="string">
            <text:p>13-AC0402FR-7W200KLCT-ND</text:p>
          </table:table-cell>
          <table:table-cell office:value-type="string" calcext:value-type="string">
            <text:p>https://www.digikey.de/de/products/detail/yageo/AC0402FR-7W200KL/126988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47, R48, R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table:formula="of:=[.$C$2]*[.C40]" office:value-type="float" office:value="15" calcext:value-type="float">
            <text:p>15</text:p>
          </table:table-cell>
          <table:table-cell office:value-type="string" calcext:value-type="string">
            <text:p>P100KLCT-ND</text:p>
          </table:table-cell>
          <table:table-cell office:value-type="string" calcext:value-type="string">
            <text:p>https://www.digikey.de/de/products/detail/panasonic-electronic-components/ERJ-2RKF1003X/1920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Push_1P1T_NO_CK_KMR2</text:p>
          </table:table-cell>
          <table:table-cell table:formula="of:=[.$C$2]*[.C41]" office:value-type="float" office:value="5" calcext:value-type="float">
            <text:p>5</text:p>
          </table:table-cell>
          <table:table-cell office:value-type="string" calcext:value-type="string">
            <text:p>401-1426-1-ND</text:p>
          </table:table-cell>
          <table:table-cell office:value-type="string" calcext:value-type="string">
            <text:p>https://www.digikey.de/de/products/detail/c-k/KMR211GLFS/5504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Z9131RNXC-TR</text:p>
          </table:table-cell>
          <table:table-cell office:value-type="string" calcext:value-type="string">
            <text:p>project_lib:KSZ9131RNXC-TR</text:p>
          </table:table-cell>
          <table:table-cell table:formula="of:=[.$C$2]*[.C42]" office:value-type="float" office:value="5" calcext:value-type="float">
            <text:p>5</text:p>
          </table:table-cell>
          <table:table-cell office:value-type="string" calcext:value-type="string">
            <text:p>150-KSZ9131RNXC-CT-ND</text:p>
          </table:table-cell>
          <table:table-cell office:value-type="string" calcext:value-type="string">
            <text:p>https://www.digikey.de/de/products/detail/microchip-technology/KSZ9131RNXC-TR/10673417?s=N4IgTCBcDaINIGUBaBOAjAZjQJQHIA0BhAWgBVsQBdAXy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030F4Px</text:p>
          </table:table-cell>
          <table:table-cell office:value-type="string" calcext:value-type="string">
            <text:p>Package_SO:TSSOP-20_4.4x6.5mm_P0.65mm</text:p>
          </table:table-cell>
          <table:table-cell table:formula="of:=[.$C$2]*[.C43]" office:value-type="float" office:value="5" calcext:value-type="float">
            <text:p>5</text:p>
          </table:table-cell>
          <table:table-cell office:value-type="string" calcext:value-type="string">
            <text:p>497-17333-1-ND</text:p>
          </table:table-cell>
          <table:table-cell office:value-type="string" calcext:value-type="string">
            <text:p>https://www.digikey.de/de/products/detail/stmicroelectronics/STM32F030F4P6TR/4755941?s=N4IgjCBcpgTAnBaIDGUBmBDANgZwKYA0IA9lANrgAsAzAOwCsAbCALrEAOALlCAMpcATgEsAdgHMQAX2IBaWFFBpIQgK5FSFEAzYyQs%2BItRQ1GspEoRWUvQov8AKgFkasAGIAGGh91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P83TG720RWRHATQ1</text:p>
          </table:table-cell>
          <table:table-cell office:value-type="string" calcext:value-type="string">
            <text:p>project_lib:DP83TG720RWRHATQ1</text:p>
          </table:table-cell>
          <table:table-cell table:formula="of:=[.$C$2]*[.C44]" office:value-type="float" office:value="5" calcext:value-type="float">
            <text:p>5</text:p>
          </table:table-cell>
          <table:table-cell office:value-type="string" calcext:value-type="string">
            <text:p>296-DP83TG720RWRHATQ1CT-ND</text:p>
          </table:table-cell>
          <table:table-cell office:value-type="string" calcext:value-type="string">
            <text:p>https://www.digikey.de/de/products/detail/texas-instruments/DP83TG720RWRHATQ1/14004381?s=N4IgTCBcDaICIAUAcBmAKgcQOxgAwCUB1fACQEE0BFARhAF0BfI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63203WU</text:p>
          </table:table-cell>
          <table:table-cell office:value-type="string" calcext:value-type="string">
            <text:p>Package_TO_SOT_SMD:TSOT-23-6</text:p>
          </table:table-cell>
          <table:table-cell table:formula="of:=[.$C$2]*[.C45]" office:value-type="float" office:value="5" calcext:value-type="float">
            <text:p>5</text:p>
          </table:table-cell>
          <table:table-cell office:value-type="string" calcext:value-type="string">
            <text:p>AP63203WU-7DICT-ND</text:p>
          </table:table-cell>
          <table:table-cell office:value-type="string" calcext:value-type="string">
            <text:p>https://www.digikey.de/de/products/detail/diodes-incorporated/AP63203WU-7/9858426?s=N4IgTCBcDaIIIAUBsBmMAGFB1AqiAugL5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5, U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S62A01ADRLR</text:p>
          </table:table-cell>
          <table:table-cell office:value-type="string" calcext:value-type="string">
            <text:p>project_lib:TPS62A01ADRLR</text:p>
          </table:table-cell>
          <table:table-cell table:formula="of:=[.$C$2]*[.C46]" office:value-type="float" office:value="10" calcext:value-type="float">
            <text:p>10</text:p>
          </table:table-cell>
          <table:table-cell office:value-type="string" calcext:value-type="string">
            <text:p>296-TPS62A01ADRLRCT-ND</text:p>
          </table:table-cell>
          <table:table-cell office:value-type="string" calcext:value-type="string">
            <text:p>https://www.digikey.de/de/products/detail/texas-instruments/TPS62A01ADRLR/16582361?s=N4IgTCBcDaICoAUDKA2MBBADARnQEQCUAZAkAXQF8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784105QWDRBRQ1</text:p>
          </table:table-cell>
          <table:table-cell office:value-type="string" calcext:value-type="string">
            <text:p>project_lib:TPS784105QWDRBRQ1</text:p>
          </table:table-cell>
          <table:table-cell table:formula="of:=[.$C$2]*[.C47]" office:value-type="float" office:value="5" calcext:value-type="float">
            <text:p>5</text:p>
          </table:table-cell>
          <table:table-cell office:value-type="string" calcext:value-type="string">
            <text:p>296-TPS784105QWDRBRQ1CT-ND</text:p>
          </table:table-cell>
          <table:table-cell office:value-type="string" calcext:value-type="string">
            <text:p>https://www.digikey.de/de/products/detail/texas-instruments/TPS784105QWDRBRQ1/14123989?s=N4IgTCBcDaICoAUDKB2AHAFgIwAYCsAigOoAiASgEJkFYgC6Avk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Y1, Y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MHz</text:p>
          </table:table-cell>
          <table:table-cell office:value-type="string" calcext:value-type="string">
            <text:p>Crystal:Crystal_SMD_5032-2Pin_5.0x3.2mm</text:p>
          </table:table-cell>
          <table:table-cell table:formula="of:=[.$C$2]*[.C48]" office:value-type="float" office:value="10" calcext:value-type="float">
            <text:p>10</text:p>
          </table:table-cell>
          <table:table-cell office:value-type="string" calcext:value-type="string">
            <text:p>2151-H130A-25.000-18-F-2030-EXT-TRCT-ND</text:p>
          </table:table-cell>
          <table:table-cell office:value-type="string" calcext:value-type="string">
            <text:p>https://www.digikey.de/de/products/detail/raltron-electronics/H130A-25-000-18-F-2030-EXT-TR/102722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8T21:29:01.502267219</dc:date>
    <meta:editing-duration>PT8H37M37S</meta:editing-duration>
    <meta:editing-cycles>68</meta:editing-cycles>
    <meta:generator>LibreOffice/7.5.2.2$Linux_X86_64 LibreOffice_project/50$Build-2</meta:generator>
    <meta:document-statistic meta:table-count="1" meta:cell-count="362" meta:object-count="0"/>
  </office:meta>
</office:document-meta>
</file>